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T1" style:family="text">
      <style:text-properties officeooo:rsid="000a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Will Hold Me Fast (CCLI) (simpl<text:span text:style-name="T1">i</text:span>fied by S. Driesner)</text:p>
      <text:p text:style-name="P1">==========================================<text:span text:style-name="T1">=</text:span>============</text:p>
      <text:p text:style-name="P1"/>
      <text:p text:style-name="P1">[ CHORDS ]</text:p>
      <text:p text:style-name="Preformatted_20_Text"/>
      <text:p text:style-name="P2">G <text:s text:c="6"/>C9 <text:s text:c="5"/>D <text:s text:c="6"/>Am7 <text:s text:c="4"/>Em <text:s text:c="5"/>B</text:p>
      <text:p text:style-name="P2">==oo== <text:s/>o==o== <text:s/>x===== <text:s/>oo=o=o <text:s/>o==ooo <text:s/>======</text:p>
      <text:p text:style-name="P2">|||||| <text:s/>|||||| <text:s/>|||||| <text:s/>||||O| <text:s/>|||||| <text:s/>||||||</text:p>
      <text:p text:style-name="P2">O|||OO <text:s/>|O||OO <text:s/>|||O|O <text:s/>||O||| <text:s/>|OO||| <text:s/>OO|||O</text:p>
      <text:p text:style-name="P2">|O|||| <text:s/>||O||| <text:s/>||||O| <text:s/>|||||| <text:s/>|||||| <text:s/>||||||</text:p>
      <text:p text:style-name="P2">|||||| <text:s/>|||||| <text:s/>|||||| <text:s/>|||||| <text:s/>|||||| <text:s/>||OOO|</text:p>
      <text:p text:style-name="P2"/>
      <text:p text:style-name="Preformatted_20_Text"/>
      <text:p text:style-name="P1">[ NO CAPO ]</text:p>
      <text:p text:style-name="Preformatted_20_Text"/>
      <text:p text:style-name="P1">[ INTRO ]</text:p>
      <text:p text:style-name="Preformatted_20_Text"/>
      <text:p text:style-name="P2">| G A7 <text:s/>| G C9 | C9 D | G <text:s/>|</text:p>
      <text:p text:style-name="Preformatted_20_Text"/>
      <text:p text:style-name="P1">[ VERSE 1 ]</text:p>
      <text:p text:style-name="Preformatted_20_Text"/>
      <text:p text:style-name="P2">G <text:s text:c="24"/>C9 <text:s text:c="16"/>D <text:s text:c="6"/>G</text:p>
      <text:p text:style-name="Preformatted_20_Text">When I fear my faith will fail, <text:s/>Christ will hold me fast</text:p>
      <text:p text:style-name="P2">G <text:s text:c="26"/>C9 <text:s text:c="11"/>D <text:s text:c="6"/>G</text:p>
      <text:p text:style-name="Preformatted_20_Text">When the temp-ter would pre-vail, He will hold me fast</text:p>
      <text:p text:style-name="P2">Em <text:s text:c="5"/>D <text:s text:c="5"/>G <text:s text:c="6"/>C9 <text:s text:c="18"/>B <text:s text:c="7"/>Em</text:p>
      <text:p text:style-name="Preformatted_20_Text">I could nev-er keep my hold, Through life's fear-ful path</text:p>
      <text:p text:style-name="P2">Em <text:s text:c="4"/>D <text:s text:c="6"/>G <text:s text:c="4"/>C9 <text:s text:c="11"/>D <text:s text:c="6"/>G</text:p>
      <text:p text:style-name="Preformatted_20_Text">For my love is often cold, He must hold me fast</text:p>
      <text:p text:style-name="Preformatted_20_Text"/>
      <text:p text:style-name="P1">[ CHORUS ]</text:p>
      <text:p text:style-name="Preformatted_20_Text"/>
      <text:p text:style-name="P2">C9 <text:s text:c="5"/>D <text:s text:c="6"/>Em <text:s text:c="11"/>D <text:s text:c="6"/>G</text:p>
      <text:p text:style-name="Preformatted_20_Text">He will hold me fast, He will hold me fast</text:p>
      <text:p text:style-name="P2">G <text:s text:c="5"/>Am7 <text:s text:c="4"/>G <text:s text:c="7"/>C9 <text:s text:c="9"/>D <text:s text:c="6"/>G</text:p>
      <text:p text:style-name="Preformatted_20_Text">For my Sav-ior loves me so, He will hold me fast</text:p>
      <text:p text:style-name="Preformatted_20_Text"/>
      <text:p text:style-name="P1">[ VERSE 2 ]</text:p>
      <text:p text:style-name="Preformatted_20_Text"/>
      <text:p text:style-name="Preformatted_20_Text">Those He saves are His de-light, Christ will hold me fast</text:p>
      <text:p text:style-name="Preformatted_20_Text">Pre-cious in His ho-ly sight, He will hold me fast</text:p>
      <text:p text:style-name="Preformatted_20_Text">He'll not let my soul be lost, His Pro-mis-es shall last</text:p>
      <text:p text:style-name="Preformatted_20_Text">Bought by Him at such a cost, He will hold me fast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For my life He bled and died, Christ will hold me fast</text:p>
      <text:p text:style-name="Preformatted_20_Text">Jus-tice has been sat-is-fied, He will hold me fast</text:p>
      <text:p text:style-name="Preformatted_20_Text">Raised with Him to end-less life, He will hold me fast</text:p>
      <text:p text:style-name="Preformatted_20_Text">Till our faith is turned to sight, When He comes at last</text:p>
      <text:p text:style-name="Preformatted_20_Text"/>
      <text:p text:style-name="P1">[ CHORUS ]</text:p>
      <text:p text:style-name="Preformatted_20_Text"/>
      <text:p text:style-name="P3"/>
      <text:p text:style-name="P3"/>
      <text:p text:style-name="P3">CCLI Song # 7016161, Ada Ruth Habershon | Matthew Merker</text:p>
      <text:p text:style-name="P3">© 2013 Getty Music Publishing; Matthew Merker Music</text:p>
      <text:p text:style-name="P3">For use solely with the SongSelect® Terms of Use. All rights reserved. www.ccli.com</text:p>
      <text:p text:style-name="P3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20:48:17.644641674</dc:date>
    <meta:editing-duration>PT4M14S</meta:editing-duration>
    <meta:editing-cycles>4</meta:editing-cycles>
    <meta:generator>LibreOffice/7.6.7.2$Linux_X86_64 LibreOffice_project/60$Build-2</meta:generator>
    <meta:print-date>2024-06-18T20:47:25.455028902</meta:print-date>
    <meta:printed-by>PDF files</meta:printed-by>
    <meta:document-statistic meta:table-count="0" meta:image-count="0" meta:object-count="0" meta:page-count="1" meta:paragraph-count="42" meta:word-count="308" meta:character-count="1735" meta:non-whitespace-character-count="1195"/>
  </office:meta>
</office:document-meta>
</file>